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itle">
      <style:text-properties officeooo:rsid="000d5bb6" officeooo:paragraph-rsid="000d5bb6"/>
    </style:style>
    <style:style style:name="P2" style:family="paragraph" style:parent-style-name="Heading_20_1">
      <style:text-properties officeooo:paragraph-rsid="000d5bb6"/>
    </style:style>
    <style:style style:name="P3" style:family="paragraph" style:parent-style-name="Text_20_body">
      <style:text-properties officeooo:rsid="000d5bb6" officeooo:paragraph-rsid="000d5bb6"/>
    </style:style>
    <style:style style:name="P4" style:family="paragraph" style:parent-style-name="Text_20_body">
      <style:text-properties officeooo:paragraph-rsid="001acd08"/>
    </style:style>
    <style:style style:name="P5" style:family="paragraph" style:parent-style-name="Text_20_body">
      <style:text-properties officeooo:paragraph-rsid="001b3673"/>
    </style:style>
    <style:style style:name="P6" style:family="paragraph" style:parent-style-name="Text_20_body">
      <style:text-properties style:use-window-font-color="true" style:text-underline-style="none" officeooo:rsid="000d5bb6" officeooo:paragraph-rsid="000d5bb6"/>
    </style:style>
    <style:style style:name="P7" style:family="paragraph" style:parent-style-name="Text_20_body">
      <style:text-properties officeooo:paragraph-rsid="001c655f"/>
    </style:style>
    <style:style style:name="P8" style:family="paragraph" style:parent-style-name="Text_20_body">
      <style:text-properties officeooo:paragraph-rsid="001dd78c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none" officeooo:rsid="001acd08"/>
    </style:style>
    <style:style style:name="T3" style:family="text">
      <style:text-properties style:use-window-font-color="true" style:text-underline-style="none" officeooo:rsid="000d5bb6"/>
    </style:style>
    <style:style style:name="T4" style:family="text">
      <style:text-properties style:use-window-font-color="true" style:text-underline-style="none" officeooo:rsid="001b3673"/>
    </style:style>
    <style:style style:name="T5" style:family="text">
      <style:text-properties style:use-window-font-color="true" style:text-underline-style="none" officeooo:rsid="001c655f"/>
    </style:style>
    <style:style style:name="T6" style:family="text">
      <style:text-properties style:use-window-font-color="true" style:text-underline-style="none" fo:font-weight="normal" style:font-weight-asian="normal" style:font-weight-complex="normal"/>
    </style:style>
    <style:style style:name="T7" style:family="text">
      <style:text-properties style:use-window-font-color="true" style:text-underline-style="none" fo:font-weight="normal" officeooo:rsid="001c655f" style:font-weight-asian="normal" style:font-weight-complex="normal"/>
    </style:style>
    <style:style style:name="T8" style:family="text">
      <style:text-properties style:use-window-font-color="true" style:text-underline-style="none" fo:font-weight="bold" style:font-weight-asian="bold" style:font-weight-complex="bold"/>
    </style:style>
    <style:style style:name="T9" style:family="text">
      <style:text-properties style:use-window-font-color="true" style:text-underline-style="none" officeooo:rsid="001dd78c"/>
    </style:style>
    <style:style style:name="T10" style:family="text">
      <style:text-properties style:use-window-font-color="true" fo:font-style="italic" style:text-underline-style="none" style:font-style-asian="italic" style:font-style-complex="italic"/>
    </style:style>
    <style:style style:name="T11" style:family="text">
      <style:text-properties style:use-window-font-color="true" fo:font-style="italic" style:text-underline-style="none" officeooo:rsid="001acd08" style:font-style-asian="italic" style:font-style-complex="italic"/>
    </style:style>
    <style:style style:name="T12" style:family="text">
      <style:text-properties style:use-window-font-color="true" fo:font-style="italic" style:text-underline-style="none" officeooo:rsid="001b3673" style:font-style-asian="italic" style:font-style-complex="italic"/>
    </style:style>
    <style:style style:name="T13" style:family="text">
      <style:text-properties style:use-window-font-color="true" fo:font-style="italic" style:text-underline-style="none" officeooo:rsid="001dd78c" style:font-style-asian="italic" style:font-style-complex="italic"/>
    </style:style>
    <style:style style:name="T14" style:family="text">
      <style:text-properties style:use-window-font-color="true" fo:font-style="italic" style:text-underline-style="none" fo:font-weight="normal" style:font-style-asian="italic" style:font-weight-asian="normal" style:font-style-complex="italic" style:font-weight-complex="normal"/>
    </style:style>
    <style:style style:name="T15" style:family="text">
      <style:text-properties style:use-window-font-color="true" fo:font-style="normal" style:text-underline-style="none" style:font-style-asian="normal" style:font-style-complex="normal"/>
    </style:style>
    <style:style style:name="T16" style:family="text">
      <style:text-properties style:use-window-font-color="true" fo:font-style="normal" style:text-underline-style="none" officeooo:rsid="001acd08" style:font-style-asian="normal" style:font-style-complex="normal"/>
    </style:style>
    <style:style style:name="T17" style:family="text">
      <style:text-properties style:use-window-font-color="true" fo:font-style="normal" style:text-underline-style="none" officeooo:rsid="001b3673" style:font-style-asian="normal" style:font-style-complex="normal"/>
    </style:style>
    <style:style style:name="T18" style:family="text">
      <style:text-properties style:use-window-font-color="true" fo:font-style="normal" style:text-underline-style="none" officeooo:rsid="001c655f" style:font-style-asian="normal" style:font-style-complex="normal"/>
    </style:style>
    <style:style style:name="T19" style:family="text">
      <style:text-properties style:use-window-font-color="true" fo:font-style="normal" style:text-underline-style="none" officeooo:rsid="001dd78c" style:font-style-asian="normal" style:font-style-complex="normal"/>
    </style:style>
    <style:style style:name="T20" style:family="text">
      <style:text-properties style:use-window-font-color="true" fo:font-style="normal" style:text-underline-style="none" fo:font-weight="normal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style:text-underline-style="none" fo:font-weight="normal" officeooo:rsid="001dd78c" style:font-style-asian="normal" style:font-weight-asian="normal" style:font-style-complex="normal" style:font-weight-complex="normal"/>
    </style:style>
    <style:style style:name="T22" style:family="text">
      <style:text-properties style:use-window-font-color="true" style:text-underline-style="solid" style:text-underline-width="auto" style:text-underline-color="font-color" fo:font-weight="normal" style:font-weight-asian="normal" style:font-weight-complex="normal"/>
    </style:style>
    <style:style style:name="T23" style:family="text">
      <style:text-properties style:use-window-font-color="true" fo:language="zxx" fo:country="none" fo:font-style="normal" style:text-underline-style="none" officeooo:rsid="001b3673" style:language-asian="zxx" style:country-asian="none" style:font-style-asian="normal" style:language-complex="zxx" style:country-complex="none" style:font-style-complex="normal"/>
    </style:style>
    <style:style style:name="T24" style:family="text">
      <style:text-properties style:use-window-font-color="true" fo:language="zxx" fo:country="none" fo:font-style="normal" style:text-underline-style="none" officeooo:rsid="001c655f" style:language-asian="zxx" style:country-asian="none" style:font-style-asian="normal" style:language-complex="zxx" style:country-complex="none" style:font-style-complex="normal"/>
    </style:style>
    <style:style style:name="T25" style:family="text">
      <style:text-properties style:use-window-font-color="true" fo:language="zxx" fo:country="none" fo:font-style="italic" style:text-underline-style="none" officeooo:rsid="001b3673" style:language-asian="zxx" style:country-asian="none" style:font-style-asian="italic" style:language-complex="zxx" style:country-complex="none" style:font-style-complex="italic"/>
    </style:style>
    <style:style style:name="T26" style:family="text">
      <style:text-properties style:use-window-font-color="true" fo:font-size="12pt" fo:language="zxx" fo:country="none" fo:font-style="italic" style:text-underline-style="none" officeooo:rsid="001b3673" style:font-size-asian="12pt" style:language-asian="zxx" style:country-asian="none" style:font-style-asian="italic" style:font-size-complex="12pt" style:language-complex="zxx" style:country-complex="none" style:font-style-complex="italic"/>
    </style:style>
    <style:style style:name="T27" style:family="text">
      <style:text-properties style:use-window-font-color="true" fo:font-size="12pt" fo:language="zxx" fo:country="none" fo:font-style="italic" style:text-underline-style="none" fo:font-weight="normal" officeooo:rsid="001b3673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8" style:family="text">
      <style:text-properties style:use-window-font-color="true" fo:font-size="12pt" fo:language="zxx" fo:country="none" fo:font-style="italic" style:text-underline-style="none" fo:font-weight="normal" officeooo:rsid="001dd78c" style:font-size-asian="12pt" style:language-asian="zxx" style:country-asian="none" style:font-style-asian="italic" style:font-weight-asian="normal" style:font-size-complex="12pt" style:language-complex="zxx" style:country-complex="none" style:font-style-complex="italic" style:font-weight-complex="normal"/>
    </style:style>
    <style:style style:name="T29" style:family="text">
      <style:text-properties style:use-window-font-color="true" fo:font-size="12pt" fo:language="zxx" fo:country="none" fo:font-style="normal" style:text-underline-style="none" officeooo:rsid="001b3673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30" style:family="text">
      <style:text-properties style:use-window-font-color="true" fo:font-size="12pt" fo:language="zxx" fo:country="none" fo:font-style="normal" style:text-underline-style="none" officeooo:rsid="001c655f" style:font-size-asian="12pt" style:language-asian="zxx" style:country-asian="none" style:font-style-asian="normal" style:font-size-complex="12pt" style:language-complex="zxx" style:country-complex="none" style:font-style-complex="normal"/>
    </style:style>
    <style:style style:name="T31" style:family="text">
      <style:text-properties style:use-window-font-color="true" fo:font-size="12pt" fo:language="zxx" fo:country="none" fo:font-style="normal" style:text-underline-style="none" fo:font-weight="normal" officeooo:rsid="001dd78c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32" style:family="text">
      <style:text-properties style:use-window-font-color="true" fo:font-size="12pt" style:text-underline-style="none" fo:font-weight="normal" officeooo:rsid="001c655f" style:font-size-asian="12pt" style:font-weight-asian="normal" style:font-size-complex="12pt" style:font-weight-complex="normal"/>
    </style:style>
    <style:style style:name="T33" style:family="text">
      <style:text-properties style:use-window-font-color="true" fo:font-weight="normal" style:font-weight-asian="normal" style:font-weight-complex="normal"/>
    </style:style>
    <style:style style:name="T34" style:family="text">
      <style:text-properties style:use-window-font-color="true" style:font-name="Liberation Serif" fo:font-size="12pt" fo:language="zxx" fo:country="none" fo:font-style="italic" style:text-underline-style="none" fo:font-weight="normal" officeooo:rsid="001b3673" style:font-name-asian="NSimSun" style:font-size-asian="12pt" style:language-asian="zxx" style:country-asian="none" style:font-style-asian="italic" style:font-weight-asian="normal" style:font-name-complex="Lucida Sans" style:font-size-complex="12pt" style:language-complex="zxx" style:country-complex="none" style:font-style-complex="italic" style:font-weight-complex="normal"/>
    </style:style>
    <style:style style:name="T35" style:family="text">
      <style:text-properties style:use-window-font-color="true" style:font-name="Liberation Serif" fo:font-size="12pt" fo:language="zxx" fo:country="none" fo:font-style="normal" style:text-underline-style="none" fo:font-weight="normal" officeooo:rsid="001b3673" style:font-name-asian="NSimSun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style-complex="normal" style:font-weight-complex="normal"/>
    </style:style>
    <style:style style:name="T36" style:family="text">
      <style:text-properties style:use-window-font-color="true" style:font-name="Liberation Serif" fo:font-size="12pt" fo:language="zxx" fo:country="none" fo:font-style="normal" style:text-underline-style="none" fo:font-weight="normal" officeooo:rsid="001dd78c" style:font-name-asian="NSimSun" style:font-size-asian="12pt" style:language-asian="zxx" style:country-asian="none" style:font-style-asian="normal" style:font-weight-asian="normal" style:font-name-complex="Lucida Sans" style:font-size-complex="12pt" style:language-complex="zxx" style:country-complex="none" style:font-style-complex="normal" style:font-weight-complex="normal"/>
    </style:style>
    <style:style style:name="T37" style:family="text">
      <style:text-properties officeooo:rsid="001dd78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ibliografía</text:p>
      <text:p text:style-name="P4"><text:span text:style-name="T2">Shahriar, S. (2020). </text:span><text:span text:style-name="T10">How to Install Ubuntu 20.04 on VirtualBox. </text:span><text:span text:style-name="T16">Retrieved from</text:span><text:span text:style-name="T11"> <text:tab/></text:span><text:a xlink:type="simple" xlink:href="https://linuxhint.com/install_ubuntu_virtualbox_2004/" text:style-name="Internet_20_link" text:visited-style-name="Visited_20_Internet_20_Link"><text:span text:style-name="T3">https://linuxhint.com/install_ubuntu_virtualbox_2004/</text:span></text:a></text:p>
      <text:p text:style-name="P5"><text:span text:style-name="T4">BlueStacks Support. (2020). </text:span><text:span text:style-name="T10">How can I enable virtualization (VT) on my PC?</text:span><text:span text:style-name="T15">. </text:span><text:span text:style-name="T17">Retrieved from </text:span><text:a xlink:type="simple" xlink:href="https://support.bluestacks.com/hc/en-us/articles/115003174386-How-can-I-enable-virtualization-VT-on-my-PC-?flash_digest=3bc1a112ea56fcd696dc2abf845388e6ba0dcb2b#“3”" text:style-name="Internet_20_link" text:visited-style-name="Visited_20_Internet_20_Link"><text:span text:style-name="T3">https://<text:tab/>support.bluestacks.com/hc/en-us/articles/115003174386-How-can-I-enable-virtualization-VT-<text:tab/>on-my-PC-?flash_digest=3bc1a112ea56fcd696dc2abf845388e6ba0dcb2b#<text:tab/>%E2%80%9C3%E2%80%9D</text:span></text:a></text:p>
      <text:p text:style-name="P5"><text:span text:style-name="T4">Singh, R. (2018). </text:span><text:span text:style-name="T12">VirtualBox Shared Folders</text:span><text:span text:style-name="T17">. Retrieved from <text:tab/></text:span><text:a xlink:type="simple" xlink:href="https://linuxhint.com/virtualbox_shared_folders/" text:style-name="Internet_20_link" text:visited-style-name="Visited_20_Internet_20_Link"><text:span text:style-name="T3">https://linuxhint.com/virtualbox_shared_folders/</text:span></text:a></text:p>
      <text:p text:style-name="P5"><text:span text:style-name="T4">Opitz, D. (2017). </text:span><text:span text:style-name="T12">Accessing your Virtualbox Guest from your Host OS</text:span><text:span text:style-name="T17">. Retrieved from <text:tab/></text:span><text:a xlink:type="simple" xlink:href="https://odan.github.io/2017/10/29/accessing-your-virtualbox-guest-from-your-host-os.html" text:style-name="Internet_20_link" text:visited-style-name="Visited_20_Internet_20_Link"><text:span text:style-name="T3">https://odan.github.io/2017/10/29/accessing-your-virtualbox-guest-from-your-host-os.html</text:span></text:a></text:p>
      <text:p text:style-name="P5"><text:span text:style-name="T4">Linuxize. (2019). </text:span><text:span text:style-name="T12">How to Enable SSH on Ubuntu 18.04</text:span><text:span text:style-name="T17">. Retrieved from </text:span><text:a xlink:type="simple" xlink:href="https://linuxize.com/post/how-to-enable-ssh-on-ubuntu-18-04/" text:style-name="Internet_20_link" text:visited-style-name="Visited_20_Internet_20_Link"><text:span text:style-name="T3">https://linuxize.com/post/how-<text:tab/>to-enable-ssh-on-ubuntu-18-04/</text:span></text:a></text:p>
      <text:p text:style-name="P7"><text:span text:style-name="T5">Machine Learning. (2013). </text:span><text:a xlink:type="simple" xlink:href="https://machinelearning1.wordpress.com/2013/02/02/connect-from-windows-to-ubuntu-on-virtualbox-using-putty-through-ssh/" text:style-name="Internet_20_link" text:visited-style-name="Visited_20_Internet_20_Link"><text:span text:style-name="T12">Connect from Windows to Ubuntu-on-VirtualBox using Putty through SSH</text:span></text:a><text:span text:style-name="T17">. <text:tab/></text:span><text:span text:style-name="T18">Retrieved from </text:span><text:a xlink:type="simple" xlink:href="https://machinelearning1.wordpress.com/2013/02/02/connect-from-windows-to-ubuntu-on-virtualbox-using-putty-through-ssh/" text:style-name="Internet_20_link" text:visited-style-name="Visited_20_Internet_20_Link"><text:span text:style-name="T3">https://machinelearning1.wordpress.com/2013/02/02/connect-from-windows-to-<text:tab/>ubuntu-on-virtualbox-using-putty-through-ssh/</text:span></text:a></text:p>
      <text:p text:style-name="P7"><text:span text:style-name="T5">Ask Ubuntu. (2013). </text:span><text:a xlink:type="simple" xlink:href="https://askubuntu.com/questions/265982/unable-to-start-sshd" text:style-name="Internet_20_link" text:visited-style-name="Visited_20_Internet_20_Link"><text:span text:style-name="T25">Unable to start sshd</text:span></text:a><text:span text:style-name="T23">. </text:span><text:span text:style-name="T24">Retrieved from <text:tab/></text:span><text:a xlink:type="simple" xlink:href="https://askubuntu.com/questions/265982/unable-to-start-sshd" text:style-name="Internet_20_link" text:visited-style-name="Visited_20_Internet_20_Link"><text:span text:style-name="T3">https://askubuntu.com/questions/265982/unable-to-start-sshd</text:span></text:a></text:p>
      <text:p text:style-name="P7"><text:span text:style-name="T5">Dataflair. (2018). </text:span><text:span text:style-name="T26">How to Transfer Data From Windows to Ubuntu Using WinSCP</text:span><text:span text:style-name="T29">. </text:span><text:span text:style-name="T30">Retrieved from <text:tab/>h</text:span><text:a xlink:type="simple" xlink:href="https://data-flair.training/blogs/transfer-data-from-windows-to-ubuntu/" text:style-name="Internet_20_link" text:visited-style-name="Visited_20_Internet_20_Link"><text:span text:style-name="T3">ttps://data-flair.training/blogs/transfer-data-from-windows-to-ubuntu/</text:span></text:a></text:p>
      <text:h text:style-name="P2" text:outline-level="1"><text:span text:style-name="T32">Ahlawat, A. (2020). </text:span><text:span text:style-name="T27">Normalization of Database. </text:span><text:span text:style-name="T31">Retrieved from </text:span></text:h>
      <text:p text:style-name="P3"><text:span text:style-name="T20"><text:tab/></text:span><text:span text:style-name="T21">https://www.studytonight.com/dbms/database-normalization.php</text:span></text:p>
      <text:p text:style-name="P3"><text:span text:style-name="T9">w3schools. (n.d.). </text:span><text:span text:style-name="T13">Database Normalization. </text:span><text:span text:style-name="T19">Retrieved from </text:span><text:a xlink:type="simple" xlink:href="https://www.w3schools.in/dbms/database-normalization/#First_Normal_Form_1NF" text:style-name="Internet_20_link" text:visited-style-name="Visited_20_Internet_20_Link"><text:span text:style-name="T15">https://www.w3schools.in/dbms/database-<text:tab/>normalization/#First_Normal_Form_1NF</text:span></text:a></text:p>
      <text:p text:style-name="P8"><text:span text:style-name="T9">Schreiber, J. (2012). </text:span><text:span text:style-name="T34">La Tercera Forma Normal (3FN)</text:span><text:span text:style-name="T35">. </text:span><text:span text:style-name="T36">Retrieved from</text:span><text:span text:style-name="T9"> </text:span><text:span text:style-name="T3">http://basededatos-jonathan-<text:tab/>delatorre.blogspot.com/2012/04/la-tercera-forma-normal-3fn.html</text:span></text:p>
      <text:p text:style-name="P6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04T12:06:08.060000000</meta:creation-date>
    <dc:date>2020-06-08T19:29:21.162000000</dc:date>
    <meta:editing-duration>PT2H20M48S</meta:editing-duration>
    <meta:editing-cycles>9</meta:editing-cycles>
    <meta:generator>LibreOffice/6.4.4.2$Windows_X86_64 LibreOffice_project/3d775be2011f3886db32dfd395a6a6d1ca2630ff</meta:generator>
    <meta:document-statistic meta:table-count="0" meta:image-count="0" meta:object-count="0" meta:page-count="1" meta:paragraph-count="13" meta:word-count="138" meta:character-count="1760" meta:non-whitespace-character-count="1627"/>
  </office:meta>
</office:document-meta>
</file>